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0799in" style:contextual-spacing="false"/>
    </style:style>
    <style:style style:name="P4" style:family="paragraph" style:parent-style-name="Heading_20_2">
      <style:paragraph-properties fo:break-before="page"/>
    </style:style>
    <style:style style:name="P5" style:family="paragraph" style:parent-style-name="Heading_20_2">
      <style:paragraph-properties fo:text-align="start" style:justify-single-word="false" fo:break-before="page"/>
    </style:style>
    <style:style style:name="P6" style:family="paragraph" style:parent-style-name="Exalted">
      <style:text-properties fo:font-weight="bold" style:font-weight-asian="bold"/>
    </style:style>
    <style:style style:name="P7" style:family="paragraph" style:parent-style-name="Exalted">
      <style:text-properties officeooo:paragraph-rsid="0013485a"/>
    </style:style>
    <style:style style:name="P8" style:family="paragraph" style:parent-style-name="Exalted">
      <style:text-properties officeooo:paragraph-rsid="0014d2c4"/>
    </style:style>
    <style:style style:name="P9" style:family="paragraph" style:parent-style-name="Exalted">
      <style:text-properties officeooo:paragraph-rsid="00160866"/>
    </style:style>
    <style:style style:name="P10" style:family="paragraph" style:parent-style-name="Exalted">
      <style:text-properties officeooo:paragraph-rsid="0020fac1"/>
    </style:style>
    <style:style style:name="P11" style:family="paragraph" style:parent-style-name="Exalted">
      <style:text-properties officeooo:paragraph-rsid="0021c4cc"/>
    </style:style>
    <style:style style:name="P12" style:family="paragraph" style:parent-style-name="Exalted">
      <style:text-properties officeooo:paragraph-rsid="0024fc4c"/>
    </style:style>
    <style:style style:name="P13" style:family="paragraph" style:parent-style-name="Exalted">
      <style:text-properties fo:font-style="italic" officeooo:rsid="00235b4d" officeooo:paragraph-rsid="00235b4d" style:font-style-asian="italic" style:font-style-complex="italic"/>
    </style:style>
    <style:style style:name="P14" style:family="paragraph" style:parent-style-name="Heading_20_4">
      <style:text-properties fo:color="#45818e" loext:opacity="100%"/>
    </style:style>
    <style:style style:name="P15" style:family="paragraph" style:parent-style-name="Heading_20_1" style:master-page-name="First_20_Page">
      <style:paragraph-properties fo:text-align="center" style:justify-single-word="false" style:page-number="1"/>
    </style:style>
    <style:style style:name="P16" style:family="paragraph" style:parent-style-name="Exalted" style:list-style-name="Exalted_20_Center_20_Dot">
      <style:text-properties officeooo:paragraph-rsid="0011dc03"/>
    </style:style>
    <style:style style:name="P17" style:family="paragraph" style:parent-style-name="Exalted">
      <style:text-properties fo:font-weight="bold" officeooo:rsid="002df772" officeooo:paragraph-rsid="002df772" style:font-weight-asian="bold" style:font-weight-complex="bold"/>
    </style:style>
    <style:style style:name="P18" style:family="paragraph" style:parent-style-name="Exalted">
      <style:text-properties officeooo:rsid="002e3485" officeooo:paragraph-rsid="002e3485"/>
    </style:style>
    <style:style style:name="P19" style:family="paragraph" style:parent-style-name="Exalted">
      <style:text-properties officeooo:paragraph-rsid="002e8205"/>
    </style:style>
    <style:style style:name="P20" style:family="paragraph" style:parent-style-name="Exalted">
      <style:text-properties officeooo:paragraph-rsid="002f8781"/>
    </style:style>
    <style:style style:name="P21" style:family="paragraph" style:parent-style-name="Exalted" style:list-style-name="Exalted_20_Center_20_Dot">
      <style:paragraph-properties fo:margin-top="0in" fo:margin-bottom="0in" style:contextual-spacing="false"/>
    </style:style>
    <style:style style:name="P22" style:family="paragraph" style:parent-style-name="Exalted" style:list-style-name="Exalted_20_Center_20_Dot">
      <style:paragraph-properties fo:margin-top="0in" fo:margin-bottom="0in" style:contextual-spacing="false"/>
      <style:text-properties officeooo:paragraph-rsid="000f6085"/>
    </style:style>
    <style:style style:name="P23" style:family="paragraph" style:parent-style-name="Heading_20_10">
      <style:paragraph-properties fo:break-before="column"/>
    </style:style>
    <style:style style:name="P24" style:family="paragraph" style:parent-style-name="Heading_20_2">
      <style:paragraph-properties fo:break-before="page"/>
    </style:style>
    <style:style style:name="P25"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style="italic" style:font-style-asian="italic"/>
    </style:style>
    <style:style style:name="T6" style:family="text">
      <style:text-properties fo:color="#1155cc" loext:opacity="100%"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fo:font-weight="normal" officeooo:rsid="0013485a" style:font-weight-asian="normal" style:font-weight-complex="normal"/>
    </style:style>
    <style:style style:name="T9" style:family="text">
      <style:text-properties fo:font-weight="normal" officeooo:rsid="0014d2c4" style:font-weight-asian="normal" style:font-weight-complex="normal"/>
    </style:style>
    <style:style style:name="T10" style:family="text">
      <style:text-properties fo:font-weight="normal" officeooo:rsid="0015b557" style:font-weight-asian="normal" style:font-weight-complex="normal"/>
    </style:style>
    <style:style style:name="T11" style:family="text">
      <style:text-properties fo:font-weight="normal" officeooo:rsid="001b3b9c" style:font-weight-asian="normal" style:font-weight-complex="normal"/>
    </style:style>
    <style:style style:name="T12" style:family="text">
      <style:text-properties style:use-window-font-color="true" loext:opacity="0%" style:font-name="Times New Roman" fo:font-size="10pt" fo:language="en" fo:country="none" officeooo:rsid="0013485a"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14d2c4"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 style:family="text">
      <style:text-properties style:use-window-font-color="true" loext:opacity="0%" style:font-name="Times New Roman" fo:font-size="10pt" fo:language="en" fo:country="none" fo:font-weight="normal" officeooo:rsid="002e348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 style:family="text">
      <style:text-properties style:use-window-font-color="true" loext:opacity="0%" style:font-name="Times New Roman" fo:font-size="10pt" fo:language="en" fo:country="none" fo:font-weight="normal" officeooo:rsid="002e82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8" style:family="text">
      <style:text-properties style:use-window-font-color="true" loext:opacity="0%" style:font-name="Times New Roman" fo:font-size="10pt" fo:language="en" fo:country="none" fo:font-weight="normal" officeooo:rsid="002f87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9" style:family="text">
      <style:text-properties officeooo:rsid="0014277e"/>
    </style:style>
    <style:style style:name="T20" style:family="text">
      <style:text-properties officeooo:rsid="0014d2c4"/>
    </style:style>
    <style:style style:name="T21" style:family="text">
      <style:text-properties officeooo:rsid="001617ee"/>
    </style:style>
    <style:style style:name="T22" style:family="text">
      <style:text-properties officeooo:rsid="0017ac3b"/>
    </style:style>
    <style:style style:name="T23" style:family="text">
      <style:text-properties officeooo:rsid="001818b6"/>
    </style:style>
    <style:style style:name="T24" style:family="text">
      <style:text-properties officeooo:rsid="001f734a"/>
    </style:style>
    <style:style style:name="T25"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9" style:family="text">
      <style:text-properties officeooo:rsid="0024fc4c"/>
    </style:style>
    <style:style style:name="T30" style:family="text">
      <style:text-properties officeooo:rsid="0026207c"/>
    </style:style>
    <style:style style:name="T31" style:family="text">
      <style:text-properties officeooo:rsid="00272721"/>
    </style:style>
    <style:style style:name="T32" style:family="text">
      <style:text-properties officeooo:rsid="002df772"/>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Martial Arts</text:h>
      <text:p text:style-name="Exalted"/>
      <text:p text:style-name="Exalted"/>
      <text:p text:style-name="Exalted"/>
      <text:section text:style-name="Sect1" text:name="TextSection">
        <text:p text:style-name="Exalted">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Exalted">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Exalted">Techniques, unlike other Powers, <text:span text:style-name="T1">must be bought in the order they are presented in.</text:span></text:p>
        <text:h text:style-name="Heading_20_4" text:outline-level="4">Form Weapons and Armor</text:h>
        <text:p text:style-name="Exalted">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Exalted">When using multiple styles, Stylist may start to use an array of weapons. The <text:span text:style-name="T2">Switch Style</text:span> Secondary Action allows for this quick changeover, so long as both weapons are within easy reach of the character.</text:p>
        <text:p text:style-name="Exalted">Alternatively, the Stylist may begin <text:span text:style-name="T2">creating new types of weapons</text:span>. If they have two styles, one that calls for Thrown (disks), and the other Melee (swords), they may decide that a <text:span text:style-name="T5">bladed chakram</text:span> is exactly what they need.</text:p>
        <text:h text:style-name="Heading_20_3" text:outline-level="3">Weapons</text:h>
        <text:p text:style-name="Exalted">[[Need to give a listing of example weapons types. These will be used for Attack Ability Specialities…</text:p>
        <text:p text:style-name="P6">Melee</text:p>
        <text:list xml:id="list134363673" text:style-name="Exalted_20_Center_20_Dot">
          <text:list-item>
            <text:p text:style-name="P22">Swords (All bladed-type weapons)</text:p>
          </text:list-item>
          <text:list-item>
            <text:p text:style-name="P22">Clubs (All Blunt-type weapons)</text:p>
          </text:list-item>
          <text:list-item>
            <text:p text:style-name="P21">Staff</text:p>
          </text:list-item>
          <text:list-item>
            <text:p text:style-name="P16">Note how “Spears” is a Staff with a blade, that can also be thrown like a Javelin.</text:p>
          </text:list-item>
          <text:list-item>
            <text:p text:style-name="P16">Throwing Disks (Chakram, shields)</text:p>
          </text:list-item>
        </text:list>
        <text:p text:style-name="Exalted"/>
        <text:h text:style-name="P4" text:outline-level="2">Snake Style</text:h>
        <text:p text:style-name="Exalted"><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1">Melee</text:span></text:p>
        <text:p text:style-name="Exalted">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Exalted">The Stylist gains <text:span text:style-name="T2">+1 Evasion</text:span>. Anytime they <text:span text:style-name="T24">Strike</text:span> a character who has not acted yet this round, they also gain <text:span text:style-name="T2">+2 </text:span><text:span text:style-name="T14">Accuracy</text:span>.</text:p>
        <text:h text:style-name="P14" text:outline-level="4">Hand Needles</text:h>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Heading_20_3" text:outline-level="3">Armor-Penetrating Fang</text:h>
        <text:p text:style-name="P7"><text:span text:style-name="T2">Cost: </text:span><text:span text:style-name="T8">2</text:span>m, 1i<text:line-break/><text:span text:style-name="T2">Type: </text:span>Supplemental<text:line-break/> <text:span text:style-name="T2">Mins:</text:span> Brawl 2</text:p>
        <text:p text:style-name="Exalted">The Stylist knows how to precisely strike to deliver their devastating results, whether it be between joints in armor or in targeted weak spots.. Their attack <text:span text:style-name="T12">targets Evasion.</text:span></text:p>
        <text:h text:style-name="Heading_20_3" text:outline-level="3">Crippling Pressure-Point Strike</text:h>
        <text:p text:style-name="P9"><text:span text:style-name="T2">Cost: </text:span>3m, <text:span text:style-name="T19">1</text:span>i<text:line-break/><text:span text:style-name="T2">Type: </text:span>Supplemental<text:line-break/> <text:span text:style-name="T2">Mins:</text:span> Brawl 3</text:p>
        <text:p text:style-name="Exalted">On a successful Decisive <text:span text:style-name="T13">Strike</text:span>, the Stylist rapidly jabs at their Target’s nerve clusters and pressure points, numbing and deadening portions of their target’s body.</text:p>
        <text:p text:style-name="P8"><text:span text:style-name="T20">Do not add </text:span><text:span text:style-name="T3">Base Damage</text:span><text:span text:style-name="T9"> to the Damage Roll. Instead, paralyze one limb of the target, blind one of the senses, or deliver a Physical Wound.</text:span></text:p>
        <text:h text:style-name="Heading_20_3" text:outline-level="3">Rhythm-Interrupting Venom</text:h>
        <text:p text:style-name="P9"><text:span text:style-name="T2">Cost: </text:span><text:span text:style-name="T10">3</text:span>m<text:line-break/><text:span text:style-name="T2">Type: </text:span>Supplemental<text:line-break/> <text:span text:style-name="T2">Mins:</text:span> Brawl 3</text:p>
        <text:p text:style-name="Exalted">On <text:span text:style-name="T21">Hit</text:span>, the Stylist disrupts the momentum and motions of their target, instantly reducing the target’s Initiative by <text:span text:style-name="T22">2</text:span>.</text:p>
        <text:h text:style-name="P23" text:outline-level="10">Greater Techniques</text:h>
        <text:h text:style-name="Heading_20_3" text:outline-level="3">Countless Coils Evasion</text:h>
        <text:p text:style-name="Exalted"><text:span text:style-name="T2">Cost: </text:span>(2m and 1i per 1 damage); <text:span text:style-name="T2">Mins:</text:span> Brawl 4<text:line-break/><text:span text:style-name="T2">Type: </text:span>Reflexive<text:line-break/><text:span text:style-name="T2">Duration: </text:span>Instant</text:p>
        <text:p text:style-name="Exalted">On being <text:span text:style-name="T23">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Exalted">Should the Stylist reduce the incoming damage to 0, the attack is considered to not have hit in the first place.</text:p>
        <text:h text:style-name="Heading_20_3" text:outline-level="3">Essence Venom Strike</text:h>
        <text:p text:style-name="Exalted"><text:span text:style-name="T2">Cost: </text:span>6m, 3i; <text:span text:style-name="T2">Mins:</text:span> Brawl 5<text:line-break/><text:span text:style-name="T2">Type: </text:span>Simple<text:line-break/><text:span text:style-name="T2">Duration: </text:span>Instant</text:p>
        <text:p text:style-name="Exalted">The Stylist strikes out, making an immediate Contested Roll of their (Dexterity + Brawl) against the target’s Evasion. Should the Stylist succeed, the target becomes poisoned with vile Essence.</text:p>
        <text:p text:style-name="Exalted">For the Stylist’s (Essence) rounds, the Target suffers 2 Damage, and is considered to be at a -2 DV penalty when attacked by the Stylist.</text:p>
        <text:p text:style-name="Exalted">As well, for the remainder of the scene, the target is always considered to have “not acted this round” for the purposes of Snake Style bonuses.</text:p>
        <text:p text:style-name="Exalted"/>
        <text:h text:style-name="P4" text:outline-level="2">Tiger Style</text:h>
        <text:p text:style-name="Exalted"><text:span text:style-name="T2">Abilities</text:span> <text:tab/>Brawl, Athletics<text:line-break/><text:span text:style-name="T2">Weapons</text:span><text:tab/>Unarmed, Light, Medium<text:line-break/><text:span text:style-name="T2">Armor</text:span><text:tab/><text:tab/>Unarmored, Light</text:p>
        <text:p text:style-name="Exalted">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Exalted">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h text:style-name="Heading_20_3" text:outline-level="3">Retreating Momentum</text:h>
        <text:p text:style-name="Exalted"><text:span text:style-name="T2">Cost: </text:span>2m; <text:span text:style-name="T2">Mins:</text:span> Brawl 2, Athletics 1<text:line-break/><text:span text:style-name="T2">Type: </text:span>Reflexive<text:line-break/><text:span text:style-name="T2">Duration: </text:span>Instant</text:p>
        <text:p text:style-name="Exalted">On an incoming attack, the Stylist whirls around to defend themselves, enhancing their defenses with their motion. They increase both their DV by 3, but must surrender their current position by immediately taking a Move Action away from the attacker. Ths consumes their next Secondary Action.</text:p>
        <text:h text:style-name="Heading_20_3" text:outline-level="3">Crimson Leaping Cat</text:h>
        <text:p text:style-name="Exalted"><text:span text:style-name="T2">Cost: </text:span>4m, 1i; <text:span text:style-name="T2">Mins:</text:span> Brawl 2, Athletics 1<text:line-break/><text:span text:style-name="T2">Type: </text:span>Simple<text:line-break/><text:span text:style-name="T2">Duration: </text:span>Instant</text:p>
        <text:p text:style-name="Exalted">The Stylists leaps onto their target, stunning them and halting their target’s movement.</text:p>
        <text:p text:style-name="Exalted">Make a (Dexterity + Athletics) roll against the target’s Evasion, if successful, the target cannot move from their position for (Essence) Rounds.</text:p>
        <text:h text:style-name="Heading_20_3" text:outline-level="3">Prey-Maiming Frenzy</text:h>
        <text:p text:style-name="Exalted"><text:span text:style-name="T2">Cost: </text:span>4m, 1i; <text:span text:style-name="T2">Mins:</text:span> Brawl 3, Athletics 2<text:line-break/><text:span text:style-name="T2">Type: </text:span>Supplementary<text:line-break/><text:span text:style-name="T2">Duration: </text:span>Instant</text:p>
        <text:p text:style-name="Exalted">Against a stunned, paralyzed, or otherwise forcefully stationary target, the Stylist may make frenzied, brutal strikes, increasing their Base Damage by +2.</text:p>
        <text:h text:style-name="P23" text:outline-level="10">Greater Techniques</text:h>
        <text:h text:style-name="Heading_20_3" text:outline-level="3">Bone-Shattering Bite</text:h>
        <text:p text:style-name="Exalted"><text:span text:style-name="T2">Cost: </text:span>8m, 3i; <text:span text:style-name="T2">Mins:</text:span> Brawl 4, , Athletics 3<text:line-break/><text:span text:style-name="T2">Type: </text:span>Reflexive<text:line-break/><text:span text:style-name="T2">Duration: </text:span>Instant</text:p>
        <text:p text:style-name="Exalted">[[Didn’t like this one, need another good idea]]</text:p>
        <text:p text:style-name="Exalted"/>
        <text:h text:style-name="Heading_20_3" text:outline-level="3">Angry Predator Frenzy</text:h>
        <text:p text:style-name="Exalted"><text:span text:style-name="T2">Cost: </text:span>--; <text:span text:style-name="T2">Mins:</text:span> Brawl 5, , Athletics 4<text:line-break/><text:span text:style-name="T2">Type: </text:span>Permanent<text:line-break/><text:span text:style-name="T2">Duration: </text:span>Permanent</text:p>
        <text:p text:style-name="Exalted">The apex Predator stalks the jungle. While in Tiger Style Form, the Stylist permanently adds an additional (Strength)/2 to their Base Damage.</text:p>
        <text:p text:style-name="Exalted">As well, whenever the Stylist attacks a stunned, paralyzed, or otherwise forcefully stationary target, they may add an additional +2 damage.</text:p>
        <text:p text:style-name="Exalted"/>
        <text:h text:style-name="P4" text:outline-level="2">&lt;<text:span text:style-name="T32">Dervish Dancer Style&gt;</text:span></text:h>
        <text:p text:style-name="P17">Performance, Melee<text:line-break/><text:span text:style-name="T7">Unarmored, Swords</text:span></text:p>
        <text:p text:style-name="P18"><text:span text:style-name="T15">Long ago in the Great Southern Desert, voices of slaves cried out into the </text:span><text:span text:style-name="T17">w</text:span><text:span text:style-name="T15">inds of the sands in anguish.</text:span></text:p>
        <text:p text:style-name="P19"><text:span text:style-name="T16">Instead of carrying the voices afar </text:span><text:span text:style-name="T17">as they had done so many times before, t</text:span><text:span text:style-name="T16">he </text:span><text:span text:style-name="T17">Inescapable </text:span><text:span text:style-name="T16">Winds themselves </text:span><text:span text:style-name="T17">listened to the anguish of the mortals and became enraged, rushing down from the dunes in a glorious storm.</text:span></text:p>
        <text:p text:style-name="P20"><text:span text:style-name="T17">In this moment, the truthes of the southern winds were imparted to these mortals, and the slaves learned to harness the deadly winds to their advantage. </text:span></text:p>
        <text:p text:style-name="P20"><text:span text:style-name="T17">The style formed around it, hidden in a beautiful and entrancing dance, the grace and poise belying the strength and danger behind every move. </text:span><text:span text:style-name="T18">With it, the Slaves struck down their cruel master, and its practitioners have vowed to come to all who are so oppressed, inescapable in its message.</text:span></text:p>
        <text:p text:style-name="P17"><text:span text:style-name="T7"/></text:p>
        <text:h text:style-name="P4" text:outline-level="2"><text:bookmark text:name="docs-internal-guid-93e4d83b-7fff-5403-a590-3af076db26f8"/>Glorious Dust Dancer Style</text:h>
        <text:p text:style-name="P13">Based on Glorious Dust Dancer Style by Melissa (JiveX) from the Perfect Lotus v.1</text:p>
        <text:p text:style-name="Exalted"><text:span text:style-name="T25">Performance, Melee</text:span><text:span text:style-name="T26"><text:line-break/>Unarmored, Swords</text:span></text:p>
        <text:p text:style-name="Exalted">The Martial Artist is one of precise beauty, elegance, and danger. They treat the battlefield as just another Performance.</text:p>
        <text:p text:style-name="Exalted">When in Dust Dancer Form, the Martial Artist gains +3 automatic successes when contesting pushback or knockback effects.</text:p>
        <text:h text:style-name="Heading_20_3" text:outline-level="3">Dance Through Life Attitude</text:h>
        <text:p text:style-name="P10"><text:span text:style-name="T25">Cost: </text:span><text:span text:style-name="T26">--<text:line-break/></text:span><text:span text:style-name="T25">Type:</text:span><text:span text:style-name="T28"> </text:span><text:span text:style-name="T26">Permanent<text:line-break/></text:span><text:span text:style-name="T25">Mins:</text:span><text:span text:style-name="T26"> Performance 2</text:span></text:p>
        <text:p text:style-name="Exalted">The Dancer gains +1 Evasion DV, and gains +(Essence)/2, rounded up, to their Initiative roll.</text:p>
        <text:h text:style-name="Heading_20_3" text:outline-level="3">Sandstorm’s Pace Evocation</text:h>
        <text:p text:style-name="P11"><text:span text:style-name="T25">Cost: </text:span><text:span text:style-name="T26">2m<text:line-break/></text:span><text:span text:style-name="T25">Type:</text:span><text:span text:style-name="T28"> </text:span><text:span text:style-name="T26">Supplemental<text:line-break/></text:span><text:span text:style-name="T25">Mins:</text:span><text:span text:style-name="T26"> Performance 2, Melee 2</text:span></text:p>
        <text:p text:style-name="Exalted">&lt;&lt;<text:span text:style-name="T31">TODO&gt;&gt;</text:span></text:p>
        <text:h text:style-name="Heading_20_3" text:outline-level="3">Rapture and Fascination Pirouette</text:h>
        <text:p text:style-name="P11"><text:span text:style-name="T25">Cost: </text:span><text:span text:style-name="T26">4m<text:line-break/></text:span><text:span text:style-name="T25">Type:</text:span><text:span text:style-name="T28"> </text:span><text:span text:style-name="T26">Simple<text:line-break/></text:span><text:span text:style-name="T25">Mins:</text:span><text:span text:style-name="T26"> Performance 3</text:span></text:p>
        <text:p text:style-name="Exalted">The Dancer distracts their foes with their hypnotic and wondrous movements. The dancer may perform a Distract Action against all enemies within Medium Range who have visual sight on the Dancer.</text:p>
        <text:h text:style-name="P23" text:outline-level="10">Greater Technique</text:h>
        <text:h text:style-name="Heading_20_3" text:outline-level="3">Blade Dance</text:h>
        <text:p text:style-name="P12"><text:span text:style-name="T25">Cost: </text:span><text:span text:style-name="T26">8m<text:line-break/></text:span><text:span text:style-name="T25">Type:</text:span><text:span text:style-name="T28"> </text:span><text:span text:style-name="T26">Simple; </text:span><text:span text:style-name="T27">Scene</text:span><text:span text:style-name="T26"><text:line-break/> </text:span><text:span text:style-name="T25">Mins:</text:span><text:span text:style-name="T26"> Melee 1</text:span></text:p>
        <text:p text:style-name="Exalted">You control the area surrounding you, <text:span text:style-name="T29">a dangerous dance of death.</text:span></text:p>
        <text:p text:style-name="Exalted">Starting with this action, <text:span text:style-name="T29">anytime an enemy passes through Short Range relative to you lose 2 Impulse, and you gain 2 Impulse.</text:span></text:p>
        <text:p text:style-name="Exalted"/>
        <text:h text:style-name="P4" text:outline-level="2">Crane Style</text:h>
        <text:p text:style-name="Exalted"><text:span text:style-name="T2">Ability</text:span><text:tab/><text:tab/>Presence<text:line-break/><text:span text:style-name="T2">Weapons</text:span> <text:s/><text:tab/>Unarmed, War Fan, Hook Sword<text:line-break/><text:span text:style-name="T2">Armor</text:span><text:tab/><text:tab/>Unarmored</text:p>
        <text:p text:style-name="Exalted">Crane stylists cannot attack, and may only counterattack in certain circumstances.</text:p>
        <text:p text:style-name="Exalted">Base damage, during a counterattack is only (Essence/2).</text:p>
        <text:p text:style-name="Exalted"><draw:custom-shape text:anchor-type="as-char" draw:z-index="0" draw:name="Shape1" draw:style-name="gr1" draw:text-style-name="P25"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Silver-Voiced <text:line-break/>Nightingale Style</text:h>
        <text:p text:style-name="Exalted"><text:span text:style-name="T2">Ability</text:span><text:tab/><text:tab/>Performance<text:line-break/><text:span text:style-name="T2">Weapons</text:span> <text:s/><text:tab/>Unarmed <text:line-break/><text:span text:style-name="T2">Armor</text:span><text:tab/><text:tab/>Unarmored</text:p>
        <text:p text:style-name="Exalted">Stylists produce Kaias, musical attacks formed out of song and musical instruments. <text:s/>Kaias are considered light ranged weapons. (+1 Accuracy, + 0 Damage, N/A Parry) </text:p>
        <text:p text:style-name="Exalted">Accuracy Limit is (Charisma + Performance) + (Weapon Modifier)</text:p>
        <text:p text:style-name="Exalted">Base damage is (Charisma+Essence)/2 + (Weapon Modifier)</text:p>
        <text:p text:style-name="Exalted"><draw:custom-shape text:anchor-type="as-char" draw:z-index="1" draw:name="Shape2" draw:style-name="gr1" draw:text-style-name="P25"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
        <text:h text:style-name="P5" text:outline-level="2">Octarine Angles of Impossibility</text:h>
        <text:p text:style-name="Exalted">Based on<text:a xlink:type="simple" xlink:href="http://forum.theonyxpath.com/forum/main-category/exalted/326098-sma-octarine-angles-of-impossibility" text:style-name="Standard" text:visited-style-name="Standard"><text:span text:style-name="T6"> Omicron’s 2e version</text:span></text:a></text:p>
        <text:p text:style-name="Exalted"><text:span text:style-name="T2">Abilities</text:span><text:tab/>Lore, Sorcery<text:line-break/><text:span text:style-name="T2">Weapons</text:span> <text:s/><text:tab/>Unarmed <text:line-break/><text:span text:style-name="T2">Armor</text:span><text:tab/><text:tab/>None</text:p>
        <text:p text:style-name="Exalted">The Octarine Angles of Impossibility style delves into the concepts of <text:span text:style-name="T5">nothing</text:span>, that which cannot exist in reality.</text:p>
        <text:p text:style-name="Exalted">The Stylist is able to space and compress it in a sheering manner around enemies, which is considered a <text:span text:style-name="T2">Ranged Light</text:span> <text:span text:style-name="T2">Weapon </text:span>(+<text:span text:style-name="T30">4</text:span> Acc, +<text:span text:style-name="T30">0</text:span> Dmg). This uses an Int + Lore Attack.</text:p>
        <text:p text:style-name="Exalted">The Stylist’s anima becomes fractured and twisted, as if seen through broken glass.</text:p>
        <text:h text:style-name="Heading_20_3" text:outline-level="3">Angular Time Displacement</text:h>
        <text:p text:style-name="Exalted"><text:span text:style-name="T2">Cost: <text:s/></text:span>2m; <text:span text:style-name="T2">Mins:</text:span> <text:s/>Lore 2, Sorcery 1<text:line-break/><text:span text:style-name="T2">Type:</text:span> Supplemental (Move)<text:line-break/><text:span text:style-name="T2">Duration: </text:span>Instant</text:p>
        <text:p text:style-name="Exalted">The Stylist folds Space and Time of their destination and their current position into a singular point, allowing them to cross the distance in a simple step.</text:p>
        <text:p text:style-name="Exalted">When taking a Move Action, the stylist does not cross any intervening places. This may be used to pass through walls, cross vertically, and across chasms.</text:p>
        <text:h text:style-name="Heading_20_3" text:outline-level="3">Book of No Words</text:h>
        <text:p text:style-name="Exalted"><text:span text:style-name="T2">Cost: </text:span>2m; <text:span text:style-name="T2">Mins:</text:span> <text:s/>Lore 2, Sorcery 1<text:line-break/><text:span text:style-name="T2">Type:</text:span> Primary<text:line-break/><text:span text:style-name="T2">Duration: </text:span>Instant</text:p>
        <text:p text:style-name="Exalted">The Stylist speaks the language of Nothing, articulating its emptiness with perfect articulation, yet devoid of any meaning.</text:p>
        <text:p text:style-name="Exalted">The Stylist takes a Distract Action of (Cunning + Lore) vs Resolve of all enemy characters that can hear the Stylist within Short Range.</text:p>
        <text:h text:style-name="Heading_20_3" text:outline-level="3">Door to Nowhere</text:h>
        <text:p text:style-name="Exalted"><text:span text:style-name="T2">Cost: <text:s/></text:span>4m, 2i; <text:span text:style-name="T2">Mins:</text:span> <text:s/>Lore 4, Sorcery 3<text:line-break/><text:span text:style-name="T2">Type:</text:span> Primary<text:line-break/><text:span text:style-name="T2">Duration: </text:span>Variable</text:p>
        <text:p text:style-name="Exalted">The Door to Nowhere may be opened, forcing those it touches into a state of non-existence--though this cannot last as <text:span text:style-name="T5">nothing</text:span>, having no properties, cannot contain <text:span text:style-name="T5">something</text:span>.</text:p>
        <text:p text:style-name="Exalted">The Stylist makes a (Cunning + Sorcery) roll against the target’s <text:span text:style-name="T2">Evasion. (</text:span>The target may choose to not Evade.) If successful, the target ceases to exist for the next (Essence) actions, where they will reappear in a location up to one Range Band away from where they disappeared.</text:p>
        <text:p text:style-name="Exalted">Characters that cease to exist cannot take any actions, but are also fully protected as well.</text:p>
        <text:p text:style-name="Exalted">The Target gains a resistance to this effect, gaining +2 Evasion against the attack to avoid it for the remainder of the scene.</text:p>
        <text:h text:style-name="P23" text:outline-level="10">Greater Techniques</text:h>
        <text:p text:style-name="Exalted"/>
        <text:p text:style-name="Exalted"/>
        <text:h text:style-name="P4" text:outline-level="2">Magma Kraken</text:h>
        <text:p text:style-name="P3">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Sorts Mill Goudy" svg:font-family="'Sorts Mill Goudy', serif"/>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06T13:39:42.940000000</dc:date>
    <meta:editing-cycles>57</meta:editing-cycles>
    <meta:editing-duration>PT3H21M46S</meta:editing-duration>
    <meta:generator>LibreOffice/7.0.3.1$Windows_X86_64 LibreOffice_project/d7547858d014d4cf69878db179d326fc3483e082</meta:generator>
    <dc:creator>Samuel Smith</dc:creator>
    <meta:document-statistic meta:table-count="0" meta:image-count="0" meta:object-count="0" meta:page-count="8" meta:paragraph-count="127" meta:word-count="1835" meta:character-count="11322" meta:non-whitespace-character-count="9587"/>
  </office:meta>
</office:document-meta>
</file>